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7712" officeooo:paragraph-rsid="00027712"/>
    </style:style>
    <style:style style:name="P2" style:family="paragraph" style:parent-style-name="Standard">
      <style:text-properties officeooo:rsid="0002bb9c" officeooo:paragraph-rsid="0002bb9c"/>
    </style:style>
    <style:style style:name="P3" style:family="paragraph" style:parent-style-name="Standard">
      <style:text-properties officeooo:paragraph-rsid="0002bb9c"/>
    </style:style>
    <style:style style:name="P4" style:family="paragraph" style:parent-style-name="Text_20_body">
      <style:paragraph-properties fo:margin-left="0in" fo:margin-right="0.7346in" fo:margin-top="0in" fo:margin-bottom="0in" loext:contextual-spacing="false" style:line-height-at-least="0.1681in" fo:text-align="start" style:justify-single-word="false" fo:widows="1" fo:text-indent="0in" style:auto-text-indent="false"/>
      <style:text-properties officeooo:rsid="0002bb9c"/>
    </style:style>
    <style:style style:name="T1" style:family="text">
      <style:text-properties officeooo:rsid="0002bb9c"/>
    </style:style>
    <style:style style:name="T2" style:family="text">
      <style:text-properties fo:font-variant="normal" fo:text-transform="none" fo:color="#000000" style:font-name="Trebuchet MS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/text:span><text:bookmark text:name="yui_3_9_1_2_1433967629271_205"/><text:span text:style-name="T2">Assignment: Recruitment process</text:span></text:p>
      <text:p text:style-name="P2"><text:span text:style-name="T2">Pedro Henrique Nazário da Silva</text:span></text:p>
      <text:p text:style-name="P2"/>
      <text:p text:style-name="P2"><text:tab/>After my recruitment process at Thoughtworks, I never listen about a company that cares about the social and economic justice, so, when the recruiter tell about the 3rd pillar interview, I didn't know what will happens on this interview. Reading on internet I discovered what is the social and economic justice and I see that is a thing that I always took with me in my life. In my conception, all the people must be treated equal, don't care your differences between each other. </text:p>
      <text:p text:style-name="P2"><text:tab/>So, on the day that I made the interview, I had a very cool conversation with Twers that explains somethings and they made questions about social and economic justice to understand what I think about these concepts. To me, this part of recruitment was very different and show me somethings that I never thought opened my mind to some points.</text:p>
      <text:p text:style-name="P2"><text:tab/>ThoughtWorks makes a great job introducing your new hires in this concept(social and economic justice), showing materials to study and a big structure with people that really know how can help the new hi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6:38:24.477142000</meta:creation-date>
    <dc:date>2015-06-10T17:38:47.272390000</dc:date>
    <meta:editing-duration>PT14M1S</meta:editing-duration>
    <meta:editing-cycles>1</meta:editing-cycles>
    <meta:document-statistic meta:table-count="0" meta:image-count="0" meta:object-count="0" meta:page-count="1" meta:paragraph-count="5" meta:word-count="186" meta:character-count="1094" meta:non-whitespace-character-count="908"/>
    <meta:generator>LibreOffice/4.4.0.3$MacOSX_X86_64 LibreOffice_project/de093506bcdc5fafd9023ee680b8c60e3e0645d7</meta:generator>
  </office:meta>
</office:document-meta>
</file>